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bd7cb5" draw:fill-color="#dfcce4" draw:opacity="50%" draw:textarea-horizontal-align="justify" draw:textarea-vertical-align="middle" draw:auto-grow-height="false" fo:min-height="7.45cm" fo:min-width="18.28cm"/>
    </style:style>
    <style:style style:name="gr2" style:family="graphic" style:parent-style-name="standard">
      <style:graphic-properties draw:stroke="dash" draw:stroke-dash="Fine_20_Dashed" draw:opacity="25%" draw:textarea-horizontal-align="justify" draw:textarea-vertical-align="middle" draw:auto-grow-height="false" fo:min-height="2.006cm" fo:min-width="2.456cm"/>
    </style:style>
    <style:style style:name="gr3" style:family="graphic" style:parent-style-name="standard">
      <style:graphic-properties draw:stroke="dash" draw:stroke-dash="Fine_20_Dashed" svg:stroke-color="#72bf44" draw:fill-color="#e0efd4" draw:opacity="100%" draw:textarea-horizontal-align="justify" draw:textarea-vertical-align="middle" draw:auto-grow-height="false" fo:min-height="2.007cm" fo:min-width="2.456cm"/>
    </style:style>
    <style:style style:name="gr4" style:family="graphic" style:parent-style-name="standard">
      <style:graphic-properties draw:stroke="dash" draw:stroke-dash="Fine_20_Dashed" svg:stroke-color="#808080" draw:fill-color="#cccccc" draw:textarea-horizontal-align="justify" draw:textarea-vertical-align="middle" draw:auto-grow-height="false" fo:min-height="2.008cm" fo:min-width="3.256cm"/>
    </style:style>
    <style:style style:name="gr5" style:family="graphic" style:parent-style-name="standard">
      <style:graphic-properties svg:stroke-color="#000000" draw:marker-end="Arrow" draw:textarea-vertical-align="middle"/>
    </style:style>
    <style:style style:name="gr6" style:family="graphic" style:parent-style-name="standard">
      <style:graphic-properties svg:stroke-color="#000000" draw:marker-start="Arrow" draw:marker-end="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1.297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svg:stroke-color="#f9a870" draw:fill-color="#f9a870" draw:textarea-vertical-align="middle" draw:auto-grow-height="false" fo:min-height="0.326cm" fo:min-width="0.076cm" fo:wrap-option="wrap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dfcce4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25%"/>
      <style:paragraph-properties fo:text-align="center"/>
    </style:style>
    <style:style style:name="P4" style:family="paragraph">
      <loext:graphic-properties draw:fill-color="#e0efd4" draw:opacity="100%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-color="#f9a87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78cm" svg:height="7.7cm" svg:x="5.1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2cm" svg:height="2.5cm" svg:x="5.4cm" svg:y="8cm">
          <text:p text:style-name="P2"><text:span text:style-name="T1">Brain4it</text:span></text:p>
          <text:p text:style-name="P2"><text:span text:style-name="T1">Manage</text:span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3.2cm" svg:height="2.501cm" svg:x="10.601cm" svg:y="8cm">
          <text:p text:style-name="P2"><text:span text:style-name="T1">Brain4it</text:span></text:p>
          <text:p text:style-name="P2"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4cm" svg:height="2.502cm" svg:x="16.102cm" svg:y="8cm">
          <text:p text:style-name="P2"><text:span text:style-name="T1">Sentilo</text:span></text:p>
          <text:p text:style-name="P2"><text:span text:style-name="T2">Sensor/actuator</text:span></text:p>
          <text:p text:style-name="P2"><text:span text:style-name="T2">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22.4cm" svg:y1="9.25cm" svg:x2="20.102cm" svg:y2="9.251cm" draw:start-shape="id1" draw:start-glue-point="3" draw:end-shape="id2" draw:end-glue-point="1" svg:d="M22400 9250h-1148v1h-1150" svg:viewBox="0 0 2299 2">
          <text:p/>
        </draw:connector>
        <draw:connector draw:style-name="gr6" draw:text-style-name="P2" draw:layer="layout" svg:x1="16.102cm" svg:y1="9.251cm" svg:x2="13.801cm" svg:y2="9.25cm" draw:start-shape="id2" draw:start-glue-point="3" draw:end-shape="id3" draw:end-glue-point="1" svg:d="M16102 9251h-1150v-1h-1151" svg:viewBox="0 0 2302 2">
          <text:p/>
        </draw:connector>
        <draw:connector draw:style-name="gr6" draw:text-style-name="P2" draw:layer="layout" svg:x1="10.601cm" svg:y1="9.25cm" svg:x2="8.6cm" svg:y2="9.25cm" draw:start-shape="id3" draw:start-glue-point="3" draw:end-shape="id4" draw:end-glue-point="1" svg:d="M10601 9250h-2001" svg:viewBox="0 0 2002 1">
          <text:p/>
        </draw:connector>
        <draw:frame draw:style-name="gr7" draw:text-style-name="P6" draw:layer="layout" svg:width="2.4cm" svg:height="0.8cm" svg:x="8.3cm" svg:y="7.1cm">
          <draw:text-box>
            <text:p><text:span text:style-name="T3">Monitoring</text:span></text:p>
          </draw:text-box>
        </draw:frame>
        <draw:frame draw:style-name="gr8" draw:text-style-name="P7" draw:layer="layout" svg:width="3.8cm" svg:height="1.547cm" svg:x="13cm" svg:y="6.4cm">
          <draw:text-box>
            <text:p text:style-name="P2"><text:span text:style-name="T3">Suscription/Read</text:span></text:p>
            <text:p text:style-name="P2"><text:span text:style-name="T3"/></text:p>
            <text:p text:style-name="P2"><text:span text:style-name="T3">HTTP PUT/GET</text:span></text:p>
          </draw:text-box>
        </draw:frame>
        <draw:frame draw:style-name="gr8" draw:text-style-name="P7" draw:layer="layout" svg:width="2.8cm" svg:height="1.547cm" svg:x="20cm" svg:y="6.4cm">
          <draw:text-box>
            <text:p text:style-name="P2"><text:span text:style-name="T3">Publish</text:span></text:p>
            <text:p text:style-name="P2"><text:span text:style-name="T3"/></text:p>
            <text:p text:style-name="P2"><text:span text:style-name="T3">HTTP PUT</text:span></text:p>
          </draw:text-box>
        </draw:frame>
        <draw:frame draw:style-name="gr9" draw:text-style-name="P8" draw:layer="layout" svg:width="1.9cm" svg:height="0.7cm" svg:x="21.9cm" svg:y="9.7cm">
          <draw:text-box>
            <text:p><text:span text:style-name="T4">Sensor</text:span></text:p>
          </draw:text-box>
        </draw:frame>
        <draw:frame draw:style-name="gr8" draw:text-style-name="P7" draw:layer="layout" svg:width="3.8cm" svg:height="1.547cm" svg:x="12.9cm" svg:y="10.6cm">
          <draw:text-box>
            <text:p text:style-name="P2"><text:span text:style-name="T3">Unsuscription</text:span></text:p>
            <text:p text:style-name="P2"><text:span text:style-name="T3"/></text:p>
            <text:p text:style-name="P2"><text:span text:style-name="T3">HTTP DELETE</text:span></text:p>
          </draw:text-box>
        </draw:frame>
        <draw:connector draw:style-name="gr6" draw:text-style-name="P2" draw:layer="layout" svg:x1="16.1cm" svg:y1="9.752cm" svg:x2="15.2cm" svg:y2="9.751cm" svg:d="M16100 9752h-450v-1h-450" svg:viewBox="0 0 901 2">
          <text:p/>
        </draw:connector>
        <draw:custom-shape draw:style-name="gr10" draw:text-style-name="P9" xml:id="id1" draw:id="id1" draw:layer="layout" svg:width="1cm" svg:height="1cm" svg:x="22.4cm" svg:y="8.7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line draw:style-name="gr11" draw:text-style-name="P10" draw:layer="layout" svg:x1="13.8cm" svg:y1="9.75cm" svg:x2="15cm" svg:y2="9.75cm">
          <text:p/>
        </draw:line>
        <draw:line draw:style-name="gr12" draw:text-style-name="P10" draw:layer="layout" svg:x1="15.1cm" svg:y1="9.6cm" svg:x2="14.8cm" svg:y2="10.2cm">
          <text:p/>
        </draw:line>
        <draw:line draw:style-name="gr12" draw:text-style-name="P10" draw:layer="layout" svg:x1="15.3cm" svg:y1="9.6cm" svg:x2="15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0:33:46.238000000</meta:creation-date>
    <dc:date>2018-08-07T12:44:49.142000000</dc:date>
    <meta:editing-duration>PT55M55S</meta:editing-duration>
    <meta:editing-cycles>12</meta:editing-cycles>
    <meta:generator>LibreOffice/6.0.6.2$Windows_X86_64 LibreOffice_project/0c292870b25a325b5ed35f6b45599d2ea4458e77</meta:generator>
    <meta:document-statistic meta:object-count="17"/>
  </office:meta>
</office:document-meta>
</file>